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Manager.handle( Callback [ ] callba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Manager.getLas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connect( final ConnectionInfo connectionInfo , final ApplicationPolicy polic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ConnectionManager.getTriplesec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connect( TriplesecStartupConfiguration config , Properties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Manager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Manager.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